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3_13-36-33_000.jpg</text:p>
          </table:table-cell>
          <table:table-cell table:style-name="ce20" office:value-type="string">
            <text:p>:m 東和 PHOTO / 210624th / 錦糸町駅 / 墨田区亀沢４丁目計画 / １名 / ホクシン設備（合田工務店） / 資料：天気</text:p>
          </table:table-cell>
          <table:table-cell table:style-name="ce4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2]=&quot;&quot;;[.C2];CONCATENATE([.C2];&quot; / &quot;;[.E2]))" office:value-type="string" office:string-value=":m 東和 PHOTO / 210624th / 錦糸町駅 / 墨田区亀沢４丁目計画 / １名 / ホクシン設備（合田工務店） / 資料：天気">
            <text:p>:m 東和 PHOTO / 210624th / 錦糸町駅 / 墨田区亀沢４丁目計画 / １名 / ホクシン設備（合田工務店） / 資料：天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3_13-37-13_000.jpg</text:p>
          </table:table-cell>
          <table:table-cell table:style-name="ce20" office:value-type="string">
            <text:p>:m 東和 PHOTO / 210624th / 錦糸町駅 / 墨田区亀沢４丁目計画 / １名 / ホクシン設備（合田工務店） / 資料：交通</text:p>
          </table:table-cell>
          <table:table-cell table:style-name="ce4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3]=&quot;&quot;;[.C3];CONCATENATE([.C3];&quot; / &quot;;[.E3]))" office:value-type="string" office:string-value=":m 東和 PHOTO / 210624th / 錦糸町駅 / 墨田区亀沢４丁目計画 / １名 / ホクシン設備（合田工務店） / 資料：交通">
            <text:p>:m 東和 PHOTO / 210624th / 錦糸町駅 / 墨田区亀沢４丁目計画 / １名 / ホクシン設備（合田工務店） / 資料：交通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3_13-40-18_000.jpg</text:p>
          </table:table-cell>
          <table:table-cell table:style-name="ce20" office:value-type="string">
            <text:p>:m 東和 PHOTO / 210624th / 錦糸町駅 / 墨田区亀沢４丁目計画 / １名 / ホクシン設備（合田工務店） / 資料：スケジュール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4]=&quot;&quot;;[.C4];CONCATENATE([.C4];&quot; / &quot;;[.E4]))" office:value-type="string" office:string-value=":m 東和 PHOTO / 210624th / 錦糸町駅 / 墨田区亀沢４丁目計画 / １名 / ホクシン設備（合田工務店） / 資料：スケジュール">
            <text:p>:m 東和 PHOTO / 210624th / 錦糸町駅 / 墨田区亀沢４丁目計画 / １名 / ホクシン設備（合田工務店） / 資料：スケジュール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3_14-24-46_000.jpg</text:p>
          </table:table-cell>
          <table:table-cell table:style-name="ce20" office:value-type="string">
            <text:p>:m dessin,sketch / des. object=花 / source=file-2018-08-23-16-21-41,location=東急ショッピングパークの、北側、植え込み内側,other=~,memo~,found~,id=4XLA,occasion=gimpで絵描き；free-painting</text:p>
          </table:table-cell>
          <table:table-cell table:style-name="ce17"/>
          <table:table-cell table:style-name="ce4"/>
          <table:table-cell table:style-name="ce4" office:value-type="string">
            <text:p>N-35-35-28.669738 E-139-34-49.599609</text:p>
          </table:table-cell>
          <table:table-cell table:style-name="ce38" table:formula="of:=IF([.E5]=&quot;&quot;;[.C5];CONCATENATE([.C5];&quot; / &quot;;[.E5]))" office:value-type="string" office:string-value=":m dessin,sketch / des. object=花 / source=file-2018-08-23-16-21-41,location=東急ショッピングパークの、北側、植え込み内側,other=~,memo~,found~,id=4XLA,occasion=gimpで絵描き；free-painting">
            <text:p>:m dessin,sketch / des. object=花 / source=file-2018-08-23-16-21-41,location=東急ショッピングパークの、北側、植え込み内側,other=~,memo~,found~,id=4XLA,occasion=gimpで絵描き；free-paintin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3_14-29-35_000.jpg</text:p>
          </table:table-cell>
          <table:table-cell table:style-name="ce18" office:value-type="string">
            <text:p>:PHOTO 記録用 / @自室前：ベランダ / target=種（たね） occasion=種を、土に埋めた species=インゲンか；カボチャ</text:p>
          </table:table-cell>
          <table:table-cell table:style-name="ce19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8" table:formula="of:=IF([.E6]=&quot;&quot;;[.C6];CONCATENATE([.C6];&quot; / &quot;;[.E6]))" office:value-type="string" office:string-value=":PHOTO 記録用 / @自室前：ベランダ / target=種（たね） occasion=種を、土に埋めた species=インゲンか；カボチャ">
            <text:p>:PHOTO 記録用 / @自室前：ベランダ / target=種（たね） occasion=種を、土に埋めた species=インゲンか；カボチャ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3_14-44-17_000.jpg</text:p>
          </table:table-cell>
          <table:table-cell table:style-name="ce19" office:value-type="string">
            <text:p>:m 東和 PHOTO / 210624th / 錦糸町駅 / 墨田区亀沢４丁目計画 / １名 / ホクシン設備（合田工務店） / 指示書</text:p>
          </table:table-cell>
          <table:table-cell table:style-name="ce17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東和 PHOTO / 210624th / 錦糸町駅 / 墨田区亀沢４丁目計画 / １名 / ホクシン設備（合田工務店） / 指示書">
            <text:p>:m 東和 PHOTO / 210624th / 錦糸町駅 / 墨田区亀沢４丁目計画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3_14-44-23_000.jpg</text:p>
          </table:table-cell>
          <table:table-cell table:style-name="ce19" office:value-type="string">
            <text:p>:m 東和 PHOTO / 210624th / 錦糸町駅 / 墨田区亀沢４丁目計画 / １名 / ホクシン設備（合田工務店） / 指示書</text:p>
          </table:table-cell>
          <table:table-cell table:style-name="ce20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東和 PHOTO / 210624th / 錦糸町駅 / 墨田区亀沢４丁目計画 / １名 / ホクシン設備（合田工務店） / 指示書">
            <text:p>:m 東和 PHOTO / 210624th / 錦糸町駅 / 墨田区亀沢４丁目計画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3_14-44-26_000.jpg</text:p>
          </table:table-cell>
          <table:table-cell table:style-name="ce19" office:value-type="string">
            <text:p>:m 東和 PHOTO / 210624th / 錦糸町駅 / 墨田区亀沢４丁目計画 / １名 / ホクシン設備（合田工務店） / 指示書</text:p>
          </table:table-cell>
          <table:table-cell table:style-name="ce19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東和 PHOTO / 210624th / 錦糸町駅 / 墨田区亀沢４丁目計画 / １名 / ホクシン設備（合田工務店） / 指示書">
            <text:p>:m 東和 PHOTO / 210624th / 錦糸町駅 / 墨田区亀沢４丁目計画 / １名 / ホクシン設備（合田工務店） / 指示書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23_15-03-37_000.jpg</text:p>
          </table:table-cell>
          <table:table-cell table:style-name="ce20" office:value-type="string">
            <text:p>:m 東和 PHOTO / 210624th / 錦糸町駅 / 墨田区亀沢４丁目計画 / １名 / ホクシン設備（合田工務店） / 資料：地図</text:p>
          </table:table-cell>
          <table:table-cell table:style-name="ce17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10]=&quot;&quot;;[.C10];CONCATENATE([.C10];&quot; / &quot;;[.E10]))" office:value-type="string" office:string-value=":m 東和 PHOTO / 210624th / 錦糸町駅 / 墨田区亀沢４丁目計画 / １名 / ホクシン設備（合田工務店） / 資料：地図">
            <text:p>:m 東和 PHOTO / 210624th / 錦糸町駅 / 墨田区亀沢４丁目計画 / １名 / ホクシン設備（合田工務店） / 資料：地図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23_15-06-20_000.jpg</text:p>
          </table:table-cell>
          <table:table-cell table:style-name="ce20" office:value-type="string">
            <text:p>:m 東和 PHOTO / 210624th / 錦糸町駅 / 墨田区亀沢４丁目計画 / １名 / ホクシン設備（合田工務店） / 資料：地図：ストリート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11]=&quot;&quot;;[.C11];CONCATENATE([.C11];&quot; / &quot;;[.E11]))" office:value-type="string" office:string-value=":m 東和 PHOTO / 210624th / 錦糸町駅 / 墨田区亀沢４丁目計画 / １名 / ホクシン設備（合田工務店） / 資料：地図：ストリート">
            <text:p>:m 東和 PHOTO / 210624th / 錦糸町駅 / 墨田区亀沢４丁目計画 / １名 / ホクシン設備（合田工務店） / 資料：地図：ストリ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23_17-11-44_000.jpg</text:p>
          </table:table-cell>
          <table:table-cell table:style-name="ce20" office:value-type="string">
            <text:p>:m RES #*# / free# JVEMV6 68#_22:s-1 / 68. theoretical-physics(tp) / w=~,topics=座標変換；共変ベクトル；反変ベクトル；二階のテンソル,other=orig+,s=~,i=~,doc=~r-1-4~5#1</text:p>
          </table:table-cell>
          <table:table-cell table:style-name="ce17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2]=&quot;&quot;;[.C12];CONCATENATE([.C12];&quot; / &quot;;[.E12]))" office:value-type="string" office:string-value=":m RES #*# / free# JVEMV6 68#_22:s-1 / 68. theoretical-physics(tp) / w=~,topics=座標変換；共変ベクトル；反変ベクトル；二階のテンソル,other=orig+,s=~,i=~,doc=~r-1-4~5#1">
            <text:p>:m RES #*# / free# JVEMV6 68#_22:s-1 / 68. theoretical-physics(tp) / w=~,topics=座標変換；共変ベクトル；反変ベクトル；二階のテンソル,other=orig+,s=~,i=~,doc=~r-1-4~5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23_18-58-17_000.jpg</text:p>
          </table:table-cell>
          <table:table-cell table:style-name="ce17" office:value-type="string">
            <text:p>:m :篠笛,shinobue #*# / session-memo / s.1:todays-melody,genr=~,for=~,key=D,tempo=75,R=1,i.f.=~,notes=pitch:1-4-5-3f-7f_ \\\ s.2:res,for=コーダの形：パターンの一つ；keyはE：keyをDにすると、notesは何か？,ReX,tempo=~,other=~,key=~,notes=pitch:5-4-3f-1,R=~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13]=&quot;&quot;;[.C13];CONCATENATE([.C13];&quot; / &quot;;[.E13]))" office:value-type="string" office:string-value=":m :篠笛,shinobue #*# / session-memo / s.1:todays-melody,genr=~,for=~,key=D,tempo=75,R=1,i.f.=~,notes=pitch:1-4-5-3f-7f_ \\\ s.2:res,for=コーダの形：パターンの一つ；keyはE：keyをDにすると、notesは何か？,ReX,tempo=~,other=~,key=~,notes=pitch:5-4-3f-1,R=~">
            <text:p>:m :篠笛,shinobue #*# / session-memo / s.1:todays-melody,genr=~,for=~,key=D,tempo=75,R=1,i.f.=~,notes=pitch:1-4-5-3f-7f_ \\\ s.2:res,for=コーダの形：パターンの一つ；keyはE：keyをDにすると、notesは何か？,ReX,tempo=~,other=~,key=~,notes=pitch:5-4-3f-1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23_20-03-26_000.jpg</text:p>
          </table:table-cell>
          <table:table-cell table:style-name="ce17" office:value-type="string">
            <text:p>:PHOTO 記録 / 文書　/ about=腕時計の説明書（デジタル；キャン・ドゥで買ったもの）,other=2021-02-13_04-41-04_000.jpgと同じ機種</text:p>
          </table:table-cell>
          <table:table-cell table:style-name="ce20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14]=&quot;&quot;;[.C14];CONCATENATE([.C14];&quot; / &quot;;[.E14]))" office:value-type="string" office:string-value=":PHOTO 記録 / 文書　/ about=腕時計の説明書（デジタル；キャン・ドゥで買ったもの）,other=2021-02-13_04-41-04_000.jpgと同じ機種">
            <text:p>:PHOTO 記録 / 文書　/ about=腕時計の説明書（デジタル；キャン・ドゥで買ったもの）,other=2021-02-13_04-41-04_000.jpgと同じ機種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23_20-40-37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97204 E-139-34-48.940429</text:p>
          </table:table-cell>
          <table:table-cell table:style-name="ce38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23_22-18-52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340148 E-139-34-49.874267</text:p>
          </table:table-cell>
          <table:table-cell table:style-name="ce38" table:formula="of:=IF([.E16]=&quot;&quot;;[.C16];CONCATENATE([.C16];&quot; / &quot;;[.E16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23_23-36-54_000.jpg</text:p>
          </table:table-cell>
          <table:table-cell table:style-name="ce20" office:value-type="string">
            <text:p>:m :PHOTO 起きた時刻（夜中） / </text:p>
          </table:table-cell>
          <table:table-cell table:style-name="ce17"/>
          <table:table-cell table:style-name="ce4"/>
          <table:table-cell table:style-name="ce4" office:value-type="string">
            <text:p>N-35-35-28.463745 E-139-34-49.434814</text:p>
          </table:table-cell>
          <table:table-cell table:style-name="ce38" table:formula="of:=IF([.E17]=&quot;&quot;;[.C17];CONCATENATE([.C17];&quot; / &quot;;[.E17]))" office:value-type="string" office:string-value=":m :PHOTO 起きた時刻（夜中） / ">
            <text:p>:m :PHOTO 起きた時刻（夜中） /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24_01-47-54_000.jpg</text:p>
          </table:table-cell>
          <table:table-cell table:style-name="ce20" office:value-type="string">
            <text:p>:m :PHOTO 起きた時刻（夜中） / </text:p>
          </table:table-cell>
          <table:table-cell table:style-name="ce20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18]=&quot;&quot;;[.C18];CONCATENATE([.C18];&quot; / &quot;;[.E18]))" office:value-type="string" office:string-value=":m :PHOTO 起きた時刻（夜中） / ">
            <text:p>:m :PHOTO 起きた時刻（夜中） / 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24_04-02-04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408813 E-139-34-49.654541</text:p>
          </table:table-cell>
          <table:table-cell table:style-name="ce38" table:formula="of:=IF([.E19]=&quot;&quot;;[.C19];CONCATENATE([.C19];&quot; / &quot;;[.E19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6-24_04-17-59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177856 E-139-34-49.819335</text:p>
          </table:table-cell>
          <table:table-cell table:style-name="ce38" table:formula="of:=IF([.E20]=&quot;&quot;;[.C20];CONCATENATE([.C20];&quot; / &quot;;[.E2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6-24_05-10-41_000.jpg</text:p>
          </table:table-cell>
          <table:table-cell table:style-name="ce20" office:value-type="string">
            <text:p>:m 東和 PHOTO / 210624th / 錦糸町駅 / 墨田区亀沢４丁目計画 / １名 / ホクシン設備（合田工務店） / 出発時間 / N-35-35-28.29895 E-139-34-49.929199</text:p>
          </table:table-cell>
          <table:table-cell table:style-name="ce19"/>
          <table:table-cell table:style-name="ce4" table:formula="of:=[.F21]" office:value-type="string" office:string-value="N-35-35-28.29895 E-139-34-49.929199">
            <text:p>N-35-35-28.29895 E-139-34-49.929199</text:p>
          </table:table-cell>
          <table:table-cell table:style-name="ce4" office:value-type="string">
            <text:p>N-35-35-28.29895 E-139-34-49.929199</text:p>
          </table:table-cell>
          <table:table-cell table:style-name="ce38" table:formula="of:=IF([.E21]=&quot;&quot;;[.C21];CONCATENATE([.C21];&quot; / &quot;;[.E21]))" office:value-type="string" office:string-value=":m 東和 PHOTO / 210624th / 錦糸町駅 / 墨田区亀沢４丁目計画 / １名 / ホクシン設備（合田工務店） / 出発時間 / N-35-35-28.29895 E-139-34-49.929199 / N-35-35-28.29895 E-139-34-49.929199">
            <text:p>:m 東和 PHOTO / 210624th / 錦糸町駅 / 墨田区亀沢４丁目計画 / １名 / ホクシン設備（合田工務店） / 出発時間 / N-35-35-28.29895 E-139-34-49.929199 / N-35-35-28.29895 E-139-34-49.92919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6-24_06-46-16_000.jpg</text:p>
          </table:table-cell>
          <table:table-cell table:style-name="ce20" office:value-type="string">
            <text:p>:m 東和 PHOTO / 210624th / 錦糸町駅 / 墨田区亀沢４丁目計画 / １名 / ホクシン設備（合田工務店） / 現場状況 / N-35-41-54.633178 E-139-48-27.421875</text:p>
          </table:table-cell>
          <table:table-cell table:style-name="ce19"/>
          <table:table-cell table:style-name="ce4" table:formula="of:=[.F22]" office:value-type="string" office:string-value="N-35-41-54.633178 E-139-48-27.421875">
            <text:p>N-35-41-54.633178 E-139-48-27.421875</text:p>
          </table:table-cell>
          <table:table-cell table:style-name="ce4" office:value-type="string">
            <text:p>N-35-41-54.633178 E-139-48-27.421875</text:p>
          </table:table-cell>
          <table:table-cell table:style-name="ce38" table:formula="of:=IF([.E22]=&quot;&quot;;[.C22];CONCATENATE([.C22];&quot; / &quot;;[.E22]))" office:value-type="string" office:string-value=":m 東和 PHOTO / 210624th / 錦糸町駅 / 墨田区亀沢４丁目計画 / １名 / ホクシン設備（合田工務店） / 現場状況 / N-35-41-54.633178 E-139-48-27.421875 / N-35-41-54.633178 E-139-48-27.421875">
            <text:p>:m 東和 PHOTO / 210624th / 錦糸町駅 / 墨田区亀沢４丁目計画 / １名 / ホクシン設備（合田工務店） / 現場状況 / N-35-41-54.633178 E-139-48-27.421875 / N-35-41-54.633178 E-139-48-27.42187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6-24_06-46-27_000.jpg</text:p>
          </table:table-cell>
          <table:table-cell table:style-name="ce20" office:value-type="string">
            <text:p>:m 東和 PHOTO / 210624th / 錦糸町駅 / 墨田区亀沢４丁目計画 / １名 / ホクシン設備（合田工務店） / 現場状況 / N-35-41-54.743041 E-139-48-27.586669</text:p>
          </table:table-cell>
          <table:table-cell table:style-name="ce19"/>
          <table:table-cell table:style-name="ce4" table:formula="of:=[.F23]" office:value-type="string" office:string-value="N-35-41-54.743041 E-139-48-27.586669">
            <text:p>N-35-41-54.743041 E-139-48-27.586669</text:p>
          </table:table-cell>
          <table:table-cell table:style-name="ce4" office:value-type="string">
            <text:p>N-35-41-54.743041 E-139-48-27.586669</text:p>
          </table:table-cell>
          <table:table-cell table:style-name="ce38" table:formula="of:=IF([.E23]=&quot;&quot;;[.C23];CONCATENATE([.C23];&quot; / &quot;;[.E23]))" office:value-type="string" office:string-value=":m 東和 PHOTO / 210624th / 錦糸町駅 / 墨田区亀沢４丁目計画 / １名 / ホクシン設備（合田工務店） / 現場状況 / N-35-41-54.743041 E-139-48-27.586669 / N-35-41-54.743041 E-139-48-27.586669">
            <text:p>:m 東和 PHOTO / 210624th / 錦糸町駅 / 墨田区亀沢４丁目計画 / １名 / ホクシン設備（合田工務店） / 現場状況 / N-35-41-54.743041 E-139-48-27.586669 / N-35-41-54.743041 E-139-48-27.58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6-24_06-46-39_000.jpg</text:p>
          </table:table-cell>
          <table:table-cell table:style-name="ce20" office:value-type="string">
            <text:p>:m 東和 PHOTO / 210624th / 錦糸町駅 / 墨田区亀沢４丁目計画 / １名 / ホクシン設備（合田工務店） / 現場状況 / N-35-41-54.743041 E-139-48-27.586669</text:p>
          </table:table-cell>
          <table:table-cell table:style-name="ce19"/>
          <table:table-cell table:style-name="ce4" table:formula="of:=[.F24]" office:value-type="string" office:string-value="N-35-41-54.743041 E-139-48-27.586669">
            <text:p>N-35-41-54.743041 E-139-48-27.586669</text:p>
          </table:table-cell>
          <table:table-cell table:style-name="ce4" office:value-type="string">
            <text:p>N-35-41-54.743041 E-139-48-27.586669</text:p>
          </table:table-cell>
          <table:table-cell table:style-name="ce38" table:formula="of:=IF([.E24]=&quot;&quot;;[.C24];CONCATENATE([.C24];&quot; / &quot;;[.E24]))" office:value-type="string" office:string-value=":m 東和 PHOTO / 210624th / 錦糸町駅 / 墨田区亀沢４丁目計画 / １名 / ホクシン設備（合田工務店） / 現場状況 / N-35-41-54.743041 E-139-48-27.586669 / N-35-41-54.743041 E-139-48-27.586669">
            <text:p>:m 東和 PHOTO / 210624th / 錦糸町駅 / 墨田区亀沢４丁目計画 / １名 / ホクシン設備（合田工務店） / 現場状況 / N-35-41-54.743041 E-139-48-27.586669 / N-35-41-54.743041 E-139-48-27.586669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1-06-24_17-31-09_000.jpg</text:p>
          </table:table-cell>
          <table:table-cell table:style-name="ce20" office:value-type="string">
            <text:p>:m 東和 PHOTO / 210624th / 錦糸町駅 / 墨田区亀沢４丁目計画 / １名 / ホクシン設備（合田工務店） / 日報 / N-35-35-28.683471 E-139-34-48.995361</text:p>
          </table:table-cell>
          <table:table-cell table:style-name="ce19"/>
          <table:table-cell table:style-name="ce4" table:formula="of:=[.F25]" office:value-type="string" office:string-value="N-35-35-28.683471 E-139-34-48.995361">
            <text:p>N-35-35-28.683471 E-139-34-48.995361</text:p>
          </table:table-cell>
          <table:table-cell table:style-name="ce4" office:value-type="string">
            <text:p>N-35-35-28.683471 E-139-34-48.995361</text:p>
          </table:table-cell>
          <table:table-cell table:style-name="ce38" table:formula="of:=IF([.E25]=&quot;&quot;;[.C25];CONCATENATE([.C25];&quot; / &quot;;[.E25]))" office:value-type="string" office:string-value=":m 東和 PHOTO / 210624th / 錦糸町駅 / 墨田区亀沢４丁目計画 / １名 / ホクシン設備（合田工務店） / 日報 / N-35-35-28.683471 E-139-34-48.995361 / N-35-35-28.683471 E-139-34-48.995361">
            <text:p>:m 東和 PHOTO / 210624th / 錦糸町駅 / 墨田区亀沢４丁目計画 / １名 / ホクシン設備（合田工務店） / 日報 / N-35-35-28.683471 E-139-34-48.995361 / N-35-35-28.683471 E-139-34-48.99536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6-24_17-58-47_000.jpg</text:p>
          </table:table-cell>
          <table:table-cell table:style-name="ce17" office:value-type="string">
            <text:p>:PHOTO 記録 / 文書　/ about=コロナワクチン：接種：予約案内,other=本日到着</text:p>
          </table:table-cell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8" table:formula="of:=IF([.E26]=&quot;&quot;;[.C26];CONCATENATE([.C26];&quot; / &quot;;[.E26]))" office:value-type="string" office:string-value=":PHOTO 記録 / 文書　/ about=コロナワクチン：接種：予約案内,other=本日到着">
            <text:p>:PHOTO 記録 / 文書　/ about=コロナワクチン：接種：予約案内,other=本日到着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6-24_19-09-48_000.jpg</text:p>
          </table:table-cell>
          <table:table-cell table:style-name="ce20" office:value-type="string">
            <text:p>:m :篠笛,shinobue #*# / session-memo / s.1:todays-melody,genr=~,for=~,key=D,tempo=~,R=1,i.f.=~,notes=start:1.8-1.8_3.4~8-7f_.8-1.8-3f.8</text:p>
          </table:table-cell>
          <table:table-cell table:style-name="ce20"/>
          <table:table-cell table:style-name="ce4"/>
          <table:table-cell table:style-name="ce4" office:value-type="string">
            <text:p>N-35-35-28.518676 E-139-34-49.599609</text:p>
          </table:table-cell>
          <table:table-cell table:style-name="ce38" table:formula="of:=IF([.E27]=&quot;&quot;;[.C27];CONCATENATE([.C27];&quot; / &quot;;[.E27]))" office:value-type="string" office:string-value=":m :篠笛,shinobue #*# / session-memo / s.1:todays-melody,genr=~,for=~,key=D,tempo=~,R=1,i.f.=~,notes=start:1.8-1.8_3.4~8-7f_.8-1.8-3f.8">
            <text:p>:m :篠笛,shinobue #*# / session-memo / s.1:todays-melody,genr=~,for=~,key=D,tempo=~,R=1,i.f.=~,notes=start:1.8-1.8_3.4~8-7f_.8-1.8-3f.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6-24_20-33-22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2854 E-139-34-49.654541</text:p>
          </table:table-cell>
          <table:table-cell table:style-name="ce38" table:formula="of:=IF([.E28]=&quot;&quot;;[.C28];CONCATENATE([.C28];&quot; / &quot;;[.E2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6-25_02-09-09_000.jpg</text:p>
          </table:table-cell>
          <table:table-cell table:style-name="ce19" office:value-type="string">
            <text:p>:m :PHOTO 寝た時刻 / 2020 / オナニー、未了、0:30ぐらい</text:p>
          </table:table-cell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string" office:string-value=":m :PHOTO 寝た時刻 / 2020 / オナニー、未了、0:30ぐらい">
            <text:p>:m :PHOTO 寝た時刻 / 2020 / オナニー、未了、0:30ぐらい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1-06-25_07-21-31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04943 E-139-34-49.324951</text:p>
          </table:table-cell>
          <table:table-cell table:style-name="ce38" table:formula="of:=IF([.E30]=&quot;&quot;;[.C30];CONCATENATE([.C30];&quot; / &quot;;[.E30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1-06-25_07-28-51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287719 E-139-34-49.98413</text:p>
          </table:table-cell>
          <table:table-cell table:style-name="ce38" table:formula="of:=IF([.E31]=&quot;&quot;;[.C31];CONCATENATE([.C31];&quot; / &quot;;[.E3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3_18-37-05_000.mp4</text:p>
          </table:table-cell>
          <table:table-cell table:style-name="ce8" office:value-type="string">
            <text:p>:VIDEO / @自室 / 記録 / jap.flute / 演奏、play / f-2021-0623-1 / R=1</text:p>
          </table:table-cell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string" office:string-value=":VIDEO / @自室 / 記録 / jap.flute / 演奏、play / f-2021-0623-1 / R=1">
            <text:p>:VIDEO / @自室 / 記録 / jap.flute / 演奏、play / f-2021-0623-1 / 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6-24_18-27-46_000.mp4</text:p>
          </table:table-cell>
          <table:table-cell table:style-name="ce8" office:value-type="string">
            <text:p>:VIDEO / @自室 / 記録 / jap.flute / 演奏、play / f-2021-0624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string" office:string-value=":VIDEO / @自室 / 記録 / jap.flute / 演奏、play / f-2021-0624-1 / R=1">
            <text:p>:VIDEO / @自室 / 記録 / jap.flute / 演奏、play / f-2021-0624-1 / R=1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12">
            <text:p>1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5">2021/06/25</text:date>, <text:time>08:5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25T08:56:13.59</dc:date>
    <dc:creator>iwabuchi ken</dc:creator>
    <meta:editing-duration>P34DT16H37M29S</meta:editing-duration>
    <meta:editing-cycles>12789</meta:editing-cycles>
    <meta:document-statistic meta:table-count="1" meta:cell-count="412" meta:object-count="0"/>
  </office:meta>
</office:document-meta>
</file>